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2" svg:font-family="Garamond" style:font-adornments="Italic" style:font-family-generic="roman"/>
    <style:font-face style:name="Garamond1" svg:font-family="Garamond" style:font-adornments="Regular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2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3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P4" style:family="paragraph" style:parent-style-name="Header">
      <style:paragraph-properties fo:text-align="end" style:justify-single-word="false"/>
      <style:text-properties officeooo:paragraph-rsid="001f597d"/>
    </style:style>
    <style:style style:name="P5" style:family="paragraph" style:parent-style-name="Text_20_body">
      <style:text-properties officeooo:paragraph-rsid="00597de7"/>
    </style:style>
    <style:style style:name="P6" style:family="paragraph" style:parent-style-name="Text_20_body">
      <style:text-properties officeooo:rsid="00597de7" officeooo:paragraph-rsid="00597de7"/>
    </style:style>
    <style:style style:name="P7" style:family="paragraph" style:parent-style-name="Text_20_body">
      <style:text-properties officeooo:rsid="00597de7" officeooo:paragraph-rsid="005cb09c"/>
    </style:style>
    <style:style style:name="P8" style:family="paragraph" style:parent-style-name="Text_20_body">
      <style:text-properties officeooo:rsid="00552f1e" officeooo:paragraph-rsid="005bdc15"/>
    </style:style>
    <style:style style:name="P9" style:family="paragraph" style:parent-style-name="Text_20_body">
      <style:text-properties officeooo:rsid="005edef3" officeooo:paragraph-rsid="005bdc15"/>
    </style:style>
    <style:style style:name="P10" style:family="paragraph" style:parent-style-name="Text_20_body">
      <style:text-properties officeooo:rsid="005dab6b" officeooo:paragraph-rsid="005bdc15"/>
    </style:style>
    <style:style style:name="P11" style:family="paragraph" style:parent-style-name="Text_20_body">
      <style:text-properties officeooo:rsid="00607a95" officeooo:paragraph-rsid="005be990"/>
    </style:style>
    <style:style style:name="P12" style:family="paragraph" style:parent-style-name="Text_20_body">
      <style:text-properties officeooo:paragraph-rsid="005be990"/>
    </style:style>
    <style:style style:name="P13" style:family="paragraph" style:parent-style-name="Text_20_body">
      <style:text-properties officeooo:rsid="0061d451" officeooo:paragraph-rsid="005be990"/>
    </style:style>
    <style:style style:name="P14" style:family="paragraph" style:parent-style-name="Text_20_body">
      <style:text-properties officeooo:rsid="00624410" officeooo:paragraph-rsid="005cb09c"/>
    </style:style>
    <style:style style:name="P15" style:family="paragraph" style:parent-style-name="Text_20_body">
      <style:text-properties officeooo:rsid="0065aef3" officeooo:paragraph-rsid="005cb09c"/>
    </style:style>
    <style:style style:name="P16" style:family="paragraph" style:parent-style-name="DocText">
      <style:text-properties officeooo:paragraph-rsid="005cb09c"/>
    </style:style>
    <style:style style:name="P17" style:family="paragraph" style:parent-style-name="DocEquation">
      <style:text-properties officeooo:paragraph-rsid="005bdc15"/>
    </style:style>
    <style:style style:name="P18" style:family="paragraph" style:parent-style-name="DocEquation">
      <style:text-properties officeooo:paragraph-rsid="005be990"/>
    </style:style>
    <style:style style:name="P19" style:family="paragraph" style:parent-style-name="DocEquation">
      <style:text-properties officeooo:paragraph-rsid="005cb09c"/>
    </style:style>
    <style:style style:name="P20" style:family="paragraph" style:parent-style-name="DocWarning">
      <style:text-properties style:text-position="0% 100%" style:font-name="Garamond" officeooo:rsid="00607c83" officeooo:paragraph-rsid="005bdc15"/>
    </style:style>
    <style:style style:name="P21" style:family="paragraph" style:parent-style-name="DocNote">
      <style:text-properties officeooo:paragraph-rsid="005bdc15"/>
    </style:style>
    <style:style style:name="P22" style:family="paragraph" style:parent-style-name="DocVariableDef">
      <style:text-properties officeooo:rsid="005edef3" officeooo:paragraph-rsid="005bdc15"/>
    </style:style>
    <style:style style:name="P23" style:family="paragraph" style:parent-style-name="DocVariableDef">
      <style:text-properties officeooo:rsid="005edef3" officeooo:paragraph-rsid="005cb09c"/>
    </style:style>
    <style:style style:name="P24" style:family="paragraph" style:parent-style-name="DocVariableDef">
      <style:text-properties officeooo:paragraph-rsid="005be990"/>
    </style:style>
    <style:style style:name="P25" style:family="paragraph" style:parent-style-name="DocVariableDef">
      <style:text-properties officeooo:rsid="0065eb3d" officeooo:paragraph-rsid="005cb09c"/>
    </style:style>
    <style:style style:name="P26" style:family="paragraph" style:parent-style-name="DocTitle" style:master-page-name="First_20_Page">
      <style:paragraph-properties style:page-number="auto"/>
      <style:text-properties officeooo:rsid="001d76c3" officeooo:paragraph-rsid="001d76c3"/>
    </style:style>
    <style:style style:name="P27" style:family="paragraph" style:parent-style-name="DocHeading1">
      <style:text-properties officeooo:rsid="00552f1e" officeooo:paragraph-rsid="00552f1e"/>
    </style:style>
    <style:style style:name="P28" style:family="paragraph" style:parent-style-name="DocHeading1">
      <style:text-properties officeooo:rsid="0057c3fb" officeooo:paragraph-rsid="0057c3fb"/>
    </style:style>
    <style:style style:name="P29" style:family="paragraph" style:parent-style-name="DocHeading1">
      <style:text-properties officeooo:rsid="00585851" officeooo:paragraph-rsid="00585851"/>
    </style:style>
    <style:style style:name="P30" style:family="paragraph" style:parent-style-name="DocHeading2">
      <style:text-properties officeooo:rsid="00552f1e" officeooo:paragraph-rsid="00552f1e"/>
    </style:style>
    <style:style style:name="P31" style:family="paragraph" style:parent-style-name="DocHeading2">
      <style:text-properties officeooo:rsid="005bdc15" officeooo:paragraph-rsid="005bdc15"/>
    </style:style>
    <style:style style:name="P32" style:family="paragraph" style:parent-style-name="DocHeading2">
      <style:text-properties officeooo:paragraph-rsid="005be990"/>
    </style:style>
    <style:style style:name="P33" style:family="paragraph" style:parent-style-name="DocHeading2">
      <style:text-properties officeooo:rsid="00585851" officeooo:paragraph-rsid="00585851"/>
    </style:style>
    <style:style style:name="P34" style:family="paragraph" style:parent-style-name="DocHeading2">
      <style:text-properties officeooo:paragraph-rsid="005e2896"/>
    </style:style>
    <style:style style:name="P35" style:family="paragraph" style:parent-style-name="DocHeading3">
      <style:text-properties officeooo:rsid="00597de7" officeooo:paragraph-rsid="00597de7"/>
    </style:style>
    <style:style style:name="P36" style:family="paragraph" style:parent-style-name="DocEquation">
      <style:text-properties officeooo:paragraph-rsid="005ef551"/>
    </style:style>
    <style:style style:name="P37" style:family="paragraph" style:parent-style-name="DocVariableDef">
      <style:text-properties style:text-position="0% 100%" officeooo:rsid="005bdc15" officeooo:paragraph-rsid="005bdc15"/>
    </style:style>
    <style:style style:name="P38" style:family="paragraph" style:parent-style-name="DocVariableDef">
      <style:text-properties style:text-position="0% 100%" officeooo:rsid="005be990" officeooo:paragraph-rsid="005be990"/>
    </style:style>
    <style:style style:name="P39" style:family="paragraph" style:parent-style-name="DocVariableDef">
      <style:text-properties style:text-position="0% 100%" officeooo:rsid="005be990" officeooo:paragraph-rsid="005ef551"/>
    </style:style>
    <style:style style:name="P40" style:family="paragraph" style:parent-style-name="DocVariableDef">
      <style:text-properties style:text-position="0% 100%" officeooo:rsid="005be990" officeooo:paragraph-rsid="00606aee"/>
    </style:style>
    <style:style style:name="P41" style:family="paragraph" style:parent-style-name="DocVariableDef">
      <style:text-properties style:text-position="0% 100%" style:font-name="Garamond" officeooo:rsid="005cb09c"/>
    </style:style>
    <style:style style:name="P42" style:family="paragraph" style:parent-style-name="DocVariableDef">
      <style:text-properties style:text-position="0% 100%" officeooo:rsid="005cb09c" officeooo:paragraph-rsid="005cb09c"/>
    </style:style>
    <style:style style:name="P43" style:family="paragraph" style:parent-style-name="DocVariableDef">
      <style:text-properties officeooo:rsid="005be990"/>
    </style:style>
    <style:style style:name="P44" style:family="paragraph" style:parent-style-name="DocVariableDef">
      <style:text-properties officeooo:rsid="005be990" officeooo:paragraph-rsid="005be990"/>
    </style:style>
    <style:style style:name="P45" style:family="paragraph" style:parent-style-name="DocVariableDef">
      <style:text-properties officeooo:rsid="005cb09c"/>
    </style:style>
    <style:style style:name="P46" style:family="paragraph" style:parent-style-name="DocVariableDef">
      <style:text-properties officeooo:paragraph-rsid="005ef551"/>
    </style:style>
    <style:style style:name="P47" style:family="paragraph" style:parent-style-name="DocVariableDef">
      <style:text-properties officeooo:paragraph-rsid="005be990"/>
    </style:style>
    <style:style style:name="P48" style:family="paragraph" style:parent-style-name="DocVariableDef">
      <style:text-properties officeooo:paragraph-rsid="005fc9d8"/>
    </style:style>
    <style:style style:name="P49" style:family="paragraph" style:parent-style-name="Text_20_body">
      <style:text-properties officeooo:rsid="005bdc15" officeooo:paragraph-rsid="005bdc15"/>
    </style:style>
    <style:style style:name="P50" style:family="paragraph" style:parent-style-name="Text_20_body" style:list-style-name="L3">
      <style:text-properties officeooo:rsid="005bdc15" officeooo:paragraph-rsid="005bdc15"/>
    </style:style>
    <style:style style:name="P51" style:family="paragraph" style:parent-style-name="Text_20_body" style:list-style-name="L1">
      <style:text-properties officeooo:rsid="005e365e" officeooo:paragraph-rsid="005bdc15"/>
    </style:style>
    <style:style style:name="P52" style:family="paragraph" style:parent-style-name="Text_20_body" style:list-style-name="L1">
      <style:text-properties officeooo:rsid="00607a95" officeooo:paragraph-rsid="005bdc15"/>
    </style:style>
    <style:style style:name="P53" style:family="paragraph" style:parent-style-name="Text_20_body" style:list-style-name="L1">
      <style:text-properties officeooo:rsid="006403f5" officeooo:paragraph-rsid="005bdc15"/>
    </style:style>
    <style:style style:name="P54" style:family="paragraph" style:parent-style-name="Text_20_body" style:list-style-name="L2">
      <style:text-properties officeooo:rsid="005edef3" officeooo:paragraph-rsid="005bdc15"/>
    </style:style>
    <style:style style:name="P55" style:family="paragraph" style:parent-style-name="Text_20_body" style:list-style-name="L2">
      <style:text-properties officeooo:rsid="005841f3" officeooo:paragraph-rsid="005bdc15"/>
    </style:style>
    <style:style style:name="P56" style:family="paragraph" style:parent-style-name="Text_20_body">
      <style:text-properties officeooo:rsid="005be990" officeooo:paragraph-rsid="005be990"/>
    </style:style>
    <style:style style:name="P57" style:family="paragraph" style:parent-style-name="Text_20_body">
      <style:text-properties officeooo:rsid="005cb09c" officeooo:paragraph-rsid="005cb09c"/>
    </style:style>
    <style:style style:name="P58" style:family="paragraph" style:parent-style-name="Text_20_body">
      <style:text-properties officeooo:paragraph-rsid="005e2896"/>
    </style:style>
    <style:style style:name="P59" style:family="paragraph" style:parent-style-name="Text_20_body">
      <style:text-properties officeooo:rsid="00597de7" officeooo:paragraph-rsid="005cb09c"/>
    </style:style>
    <style:style style:name="P60" style:family="paragraph" style:parent-style-name="Text_20_body">
      <style:text-properties officeooo:rsid="00597de7" officeooo:paragraph-rsid="00606aee"/>
    </style:style>
    <style:style style:name="P61" style:family="paragraph" style:parent-style-name="DocText">
      <style:text-properties style:text-position="0% 100%" officeooo:rsid="005be990"/>
    </style:style>
    <style:style style:name="P62" style:family="paragraph" style:parent-style-name="DocText">
      <style:text-properties style:text-position="0% 100%" officeooo:rsid="005be990" officeooo:paragraph-rsid="005be990"/>
    </style:style>
    <style:style style:name="P63" style:family="paragraph" style:parent-style-name="DocText">
      <style:text-properties style:text-position="0% 100%" style:font-name="Garamond" officeooo:rsid="005cb09c"/>
    </style:style>
    <style:style style:name="P64" style:family="paragraph" style:parent-style-name="DocText">
      <style:text-properties style:text-position="0% 100%" style:font-name="Garamond" officeooo:rsid="006fc600" officeooo:paragraph-rsid="005cb09c"/>
    </style:style>
    <style:style style:name="P65" style:family="paragraph" style:parent-style-name="DocText">
      <style:text-properties officeooo:rsid="005cb09c" officeooo:paragraph-rsid="005cb09c"/>
    </style:style>
    <style:style style:name="P66" style:family="paragraph" style:parent-style-name="DocText">
      <style:text-properties officeooo:paragraph-rsid="005e2896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f597d"/>
    </style:style>
    <style:style style:name="T3" style:family="text">
      <style:text-properties officeooo:rsid="005841f3"/>
    </style:style>
    <style:style style:name="T4" style:family="text">
      <style:text-properties officeooo:rsid="00585851"/>
    </style:style>
    <style:style style:name="T5" style:family="text">
      <style:text-properties officeooo:rsid="00597de7"/>
    </style:style>
    <style:style style:name="T6" style:family="text">
      <style:text-properties officeooo:rsid="005b3694"/>
    </style:style>
    <style:style style:name="T7" style:family="text">
      <style:text-properties officeooo:rsid="005bdc15"/>
    </style:style>
    <style:style style:name="T8" style:family="text">
      <style:text-properties style:text-position="super 58%" officeooo:rsid="005bdc15"/>
    </style:style>
    <style:style style:name="T9" style:family="text">
      <style:text-properties style:text-position="super 58%" officeooo:rsid="005be990"/>
    </style:style>
    <style:style style:name="T10" style:family="text">
      <style:text-properties style:text-position="super 58%" officeooo:rsid="005cb09c"/>
    </style:style>
    <style:style style:name="T11" style:family="text">
      <style:text-properties style:text-position="0% 100%" officeooo:rsid="005bdc15"/>
    </style:style>
    <style:style style:name="T12" style:family="text">
      <style:text-properties style:text-position="0% 100%" officeooo:rsid="005be990"/>
    </style:style>
    <style:style style:name="T13" style:family="text">
      <style:text-properties style:text-position="0% 100%" style:font-name="Garamond" officeooo:rsid="00607c83"/>
    </style:style>
    <style:style style:name="T14" style:family="text">
      <style:text-properties style:text-position="0% 100%" style:font-name="Garamond" officeooo:rsid="00674fc4"/>
    </style:style>
    <style:style style:name="T15" style:family="text">
      <style:text-properties style:text-position="0% 100%" style:font-name="Garamond" officeooo:rsid="005be990"/>
    </style:style>
    <style:style style:name="T16" style:family="text">
      <style:text-properties style:text-position="0% 100%" style:font-name="Garamond" officeooo:rsid="00624410"/>
    </style:style>
    <style:style style:name="T17" style:family="text">
      <style:text-properties style:text-position="0% 100%" style:font-name="Garamond" officeooo:rsid="005cb09c"/>
    </style:style>
    <style:style style:name="T18" style:family="text">
      <style:text-properties style:text-position="0% 100%" style:font-name="Garamond" officeooo:rsid="00644f63"/>
    </style:style>
    <style:style style:name="T19" style:family="text">
      <style:text-properties style:text-position="0% 100%" style:font-name="Garamond" officeooo:rsid="0065aef3"/>
    </style:style>
    <style:style style:name="T20" style:family="text">
      <style:text-properties style:text-position="0% 100%" style:font-name="Garamond" officeooo:rsid="006fc600"/>
    </style:style>
    <style:style style:name="T21" style:family="text">
      <style:text-properties style:text-position="0% 100%" style:font-name="Garamond" officeooo:rsid="0072e5bd"/>
    </style:style>
    <style:style style:name="T22" style:family="text">
      <style:text-properties style:text-position="0% 100%" style:font-name="Garamond" officeooo:rsid="007066c8"/>
    </style:style>
    <style:style style:name="T23" style:family="text">
      <style:text-properties style:text-position="0% 100%" style:font-name="Garamond" officeooo:rsid="005e2896"/>
    </style:style>
    <style:style style:name="T24" style:family="text">
      <style:text-properties style:text-position="0% 100%" style:font-name="Garamond" officeooo:rsid="005ef551"/>
    </style:style>
    <style:style style:name="T25" style:family="text">
      <style:text-properties style:text-position="0% 100%" style:font-name="Garamond1" officeooo:rsid="0065aef3"/>
    </style:style>
    <style:style style:name="T26" style:family="text">
      <style:text-properties style:text-position="0% 100%" officeooo:rsid="005cb09c"/>
    </style:style>
    <style:style style:name="T27" style:family="text">
      <style:text-properties style:text-position="0% 100%" officeooo:rsid="005ef551"/>
    </style:style>
    <style:style style:name="T28" style:family="text">
      <style:text-properties style:text-position="0% 100%" style:font-name="Garamond1" officeooo:rsid="005e2896"/>
    </style:style>
    <style:style style:name="T29" style:family="text">
      <style:text-properties style:text-position="0% 100%" officeooo:rsid="005fc9d8"/>
    </style:style>
    <style:style style:name="T30" style:family="text">
      <style:text-properties officeooo:rsid="005edef3"/>
    </style:style>
    <style:style style:name="T31" style:family="text">
      <style:text-properties officeooo:rsid="005e365e"/>
    </style:style>
    <style:style style:name="T32" style:family="text">
      <style:text-properties style:text-position="sub 58%" officeooo:rsid="005be990"/>
    </style:style>
    <style:style style:name="T33" style:family="text">
      <style:text-properties style:text-position="sub 58%" style:font-name="Garamond" officeooo:rsid="00624410"/>
    </style:style>
    <style:style style:name="T34" style:family="text">
      <style:text-properties style:text-position="sub 58%" style:font-name="Garamond" officeooo:rsid="005cb09c"/>
    </style:style>
    <style:style style:name="T35" style:family="text">
      <style:text-properties style:text-position="sub 58%" style:font-name="Garamond" officeooo:rsid="0065aef3"/>
    </style:style>
    <style:style style:name="T36" style:family="text">
      <style:text-properties style:text-position="sub 58%" style:font-name="Garamond1" officeooo:rsid="005ef551"/>
    </style:style>
    <style:style style:name="T37" style:family="text">
      <style:text-properties officeooo:rsid="005be990"/>
    </style:style>
    <style:style style:name="T38" style:family="text">
      <style:text-properties officeooo:rsid="00624410"/>
    </style:style>
    <style:style style:name="T39" style:family="text">
      <style:text-properties officeooo:rsid="00683a7c"/>
    </style:style>
    <style:style style:name="T40" style:family="text">
      <style:text-properties officeooo:rsid="005cb09c"/>
    </style:style>
    <style:style style:name="T41" style:family="text">
      <style:text-properties style:font-name="Garamond1" officeooo:rsid="00624410"/>
    </style:style>
    <style:style style:name="T42" style:family="text">
      <style:text-properties officeooo:rsid="0065aef3"/>
    </style:style>
    <style:style style:name="T43" style:family="text">
      <style:text-properties officeooo:rsid="005e2896"/>
    </style:style>
    <style:style style:name="T44" style:family="text">
      <style:text-properties style:font-name="Garamond1" officeooo:rsid="005e2896"/>
    </style:style>
    <style:style style:name="T45" style:family="text">
      <style:text-properties style:font-name="Garamond" officeooo:rsid="005e2896"/>
    </style:style>
    <style:style style:name="T46" style:family="text">
      <style:text-properties officeooo:rsid="005ef551"/>
    </style:style>
    <style:style style:name="T47" style:family="text">
      <style:text-properties officeooo:rsid="0066c268"/>
    </style:style>
    <style:style style:name="T48" style:family="text">
      <style:text-properties officeooo:rsid="006ad02c"/>
    </style:style>
    <style:style style:name="T49" style:family="text">
      <style:text-properties officeooo:rsid="00606aee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26"><text:title>Body Static Acceleration</text:title></text:p>
      <text:h text:style-name="P27" text:outline-level="1">Result</text:h>
      <text:p text:style-name="P49">This output provides information about the body static acceleration. <text:s/>The body static acceleration results from static gravity. <text:s/>Normally, static gravity pulls vertically down, in a global coordinate system. <text:s/>However, the rotational motions of the body mean that during the extreme of the motion, static gravity has strong sideways components in the body coordinate system. <text:s/>The exact magnitude of sideways component depends on the amplitude of the body rotation motions. <text:s/>These motions depend on wave frequency.</text:p>
      <text:p text:style-name="P49">The output provides variation of the acceleration due to static gravity as a sideways component. <text:s/>This may be combined with local acceleration values to obtain the total design acceleration at a given point on the body. <text:s/>All measurements are in the body coordinate system.</text:p>
      <text:h text:style-name="P30" text:outline-level="2">Units of Measurement</text:h>
      <text:p text:style-name="P8"><text:span text:style-name="T7">The units of static acceleration are meters per second squared (m/s</text:span><text:span text:style-name="T8">2</text:span><text:span text:style-name="T11">).</text:span></text:p>
      <text:p text:style-name="P10"><draw:frame draw:style-name="fr1" draw:name="Object1" text:anchor-type="as-char" svg:width="0.8819in" svg:height="0.2083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7"><text:span text:style-name="T30">Equation </text:span><text:span text:style-name="T30"><text:sequence text:ref-name="refEquation0" text:name="Equation" text:formula="ooow:Equation+1" style:num-format="1">1.1</text:sequence></text:span></text:p>
      <text:p text:style-name="P22">Variables:</text:p>
      <text:p text:style-name="P22"><text:span text:style-name="T31">m</text:span> = <text:tab/><text:span text:style-name="T31">Units of meters (m).</text:span></text:p>
      <text:p text:style-name="P37">s = <text:tab/>Units of seconds (s).</text:p>
      <text:h text:style-name="P27" text:outline-level="1">Assumptions / <text:span text:style-name="T4">Limitations</text:span></text:h>
      <text:p text:style-name="P49">This output makes the following assumptions.</text:p>
      <text:list xml:id="list16828550031" text:style-name="L1">
        <text:list-item>
          <text:p text:style-name="P51">This outputs assumes rigid body motion.</text:p>
        </text:list-item>
        <text:list-item>
          <text:p text:style-name="P51">This output assumes an oscillatory motion at a steady state value. <text:s/>Transient effects are ignored.</text:p>
        </text:list-item>
        <text:list-item>
          <text:p text:style-name="P52">This output assumes a standard six degree of freedom motion model (6DOF). <text:s/>The output will still calculate if not all of the 6DOF variables are included, but that will affect the final solution. <text:s/>And the output can not consider any motion variables that extend beyond rigid body motion (the reserved variables of 1 – 6).</text:p>
        </text:list-item>
        <text:list-item>
          <text:p text:style-name="P53">Body motions are defined from the origin of the body coordinate system.</text:p>
        </text:list-item>
        <text:list-item>
          <text:p text:style-name="P53"><text:span text:style-name="T7">Normal earth gravity is assumed to be 9.8065 m/s</text:span><text:span text:style-name="T8">2</text:span><text:span text:style-name="T11">, directed vertically down (negative Z-axis in the global coordinate system.)</text:span></text:p>
        </text:list-item>
      </text:list>
      <text:h text:style-name="P28" text:outline-level="1"><text:soft-page-break/><text:span text:style-name="T3">Variable</text:span> Dependencies</text:h>
      <text:p text:style-name="P9">This output depends on the following variables.</text:p>
      <text:list xml:id="list19770675531" text:style-name="L2">
        <text:list-item>
          <text:p text:style-name="P54">Body encounter frequency.</text:p>
        </text:list-item>
        <text:list-item>
          <text:p text:style-name="P54">Global wave direction.</text:p>
        </text:list-item>
        <text:list-item>
          <text:p text:style-name="P54">Body heading.</text:p>
        </text:list-item>
        <text:list-item>
          <text:p text:style-name="P54">All the body input forces</text:p>
        </text:list-item>
        <text:list-item>
          <text:p text:style-name="P54">Global wave spectrum</text:p>
        </text:list-item>
        <text:list-item>
          <text:p text:style-name="P55">Position specified for the local solution.</text:p>
        </text:list-item>
      </text:list>
      <text:h text:style-name="P27" text:outline-level="1">Derivation</text:h>
      <text:p text:style-name="P49">The static acceleration has three components:</text:p>
      <text:list xml:id="list1933082593" text:style-name="L3">
        <text:list-item>
          <text:p text:style-name="P50">X-axis component, body coordinate system.</text:p>
        </text:list-item>
        <text:list-item>
          <text:p text:style-name="P50">Y-axis component, body coordinate system.</text:p>
        </text:list-item>
        <text:list-item>
          <text:p text:style-name="P50">Z-axis component, body coordinate system.</text:p>
        </text:list-item>
      </text:list>
      <text:p text:style-name="P49">The X-axis and Y-axis components report the maximum static acceleration, from the extreme of ship rotation. <text:s/>The Z-axis component reports the minimum static acceleration, also from the extreme of ship acceleration. <text:s/>The following derivations demonstrate this.</text:p>
      <text:h text:style-name="P34" text:outline-level="2"><text:span text:style-name="T43">Polar Notation</text:span></text:h>
      <text:p text:style-name="P58"><text:span text:style-name="T43">The extreme ship motions act as a scaling term to modify how much static gravity was applied in each direction. <text:s/>This scaling term has a magnitude. <text:s/>But, because the ship motions also have a phase component, the magnitude must scale separate from the phase angle. <text:s/>To accomplish this, oFreq converts the variables of ship motion into polar notation and applies the scaling to the amplitude only. <text:s/></text:span><text:span text:style-name="T43"><text:sequence-ref text:reference-format="category-and-value" text:ref-name="refEquation8">Equation 4.1</text:sequence-ref></text:span><text:span text:style-name="T43"> </text:span><text:span text:style-name="T46">shows the formula to calculate amplitude in polar notation.</text:span></text:p>
      <text:p text:style-name="P58"><text:span text:style-name="T43"><draw:frame draw:style-name="fr2" draw:name="Object8" text:anchor-type="as-char" svg:width="0.8409in" svg:height="0.6083in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DocEquation"><text:span text:style-name="T43">Equation </text:span><text:span text:style-name="T43"><text:sequence text:ref-name="refEquation8" text:name="Equation" text:formula="ooow:Equation+1" style:num-format="1">4.1</text:sequence></text:span></text:p>
      <text:p text:style-name="DocText"><text:span text:style-name="T43"><text:sequence-ref text:reference-format="category-and-value" text:ref-name="refEquation9">Equation 4.2</text:sequence-ref></text:span><text:span text:style-name="T43"> </text:span><text:span text:style-name="T46">shows the formula to calculate phase angle in polar notation.</text:span></text:p>
      <text:p text:style-name="DocText"><text:span text:style-name="T46"><draw:frame draw:style-name="fr2" draw:name="Object9" text:anchor-type="as-char" svg:width="0.8984in" svg:height="0.4335in" draw:z-index="10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36"><text:span text:style-name="T46">Equation </text:span><text:span text:style-name="T46"><text:sequence text:ref-name="refEquation9" text:name="Equation" text:formula="ooow:Equation+1" style:num-format="1">4.2</text:sequence></text:span></text:p>
      <text:p text:style-name="DocVariableDef"><text:span text:style-name="T43">Variables:</text:span></text:p>
      <text:p text:style-name="DocVariableDef"><text:soft-page-break/><text:span text:style-name="T46">i = <text:tab/>Imaginary number.</text:span></text:p>
      <text:p text:style-name="DocVariableDef"><text:span text:style-name="T43">a = <text:tab/>Real component of complex variable, rectangular notation.</text:span></text:p>
      <text:p text:style-name="DocVariableDef"><text:span text:style-name="T43">b = <text:tab/>Imaginary component of complex variable, rectangular notation.</text:span></text:p>
      <text:p text:style-name="DocVariableDef"><text:span text:style-name="T43">R = <text:tab/>Amplitude of complex variable, polar notation.</text:span></text:p>
      <text:p text:style-name="DocVariableDef"><text:span text:style-name="T44">α</text:span><text:span text:style-name="T45"> = <text:tab/>Phase angle of complex variable, polar notation.</text:span></text:p>
      <text:p text:style-name="P66"><text:span text:style-name="T43"/></text:p>
      <text:h text:style-name="P31" text:outline-level="2">X-axis Static Acceleration</text:h>
      <text:p text:style-name="P12"><text:span text:style-name="T37">The X-axis static acceleration originates from body pitch motion, rotation about the Y-axis, body coordinate system. (</text:span><text:span text:style-name="T37"><text:sequence-ref text:reference-format="category-and-value" text:ref-name="refEquation1">Equation 4.3</text:sequence-ref></text:span><text:span text:style-name="T37">) </text:span></text:p>
      <text:p text:style-name="P56"><draw:frame draw:style-name="fr1" draw:name="Object3" text:anchor-type="as-char" svg:width="1.2437in" svg:height="0.2311in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DocEquation"><text:span text:style-name="T37">Equation </text:span><text:span text:style-name="T37"><text:sequence text:ref-name="refEquation1" text:name="Equation" text:formula="ooow:Equation+1" style:num-format="1">4.3</text:sequence></text:span></text:p>
      <text:p text:style-name="P43">Variables:</text:p>
      <text:p text:style-name="DocVariableDef"><text:span text:style-name="T37">g = <text:tab/>Static acceleration due to Earth gravity (9.8065 m/s</text:span><text:span text:style-name="T9">2</text:span><text:span text:style-name="T12">).</text:span></text:p>
      <text:p text:style-name="DocVariableDef"><text:span text:style-name="T27">R</text:span><text:span text:style-name="T32">5</text:span><text:span text:style-name="T12"> = <text:tab/>Amplitude of body motion variable, index 5 (pitch motion).</text:span></text:p>
      <text:p text:style-name="P46"><text:span text:style-name="T28">α</text:span><text:span text:style-name="T36">5</text:span><text:span text:style-name="T23"> = <text:tab/></text:span><text:span text:style-name="T24">Phase angle of body motion variable, index 5 (pitch motion).</text:span></text:p>
      <text:p text:style-name="P39">underline notation denotes a complex number.</text:p>
      <text:p text:style-name="P61"/>
      <text:h text:style-name="P32" text:outline-level="2"><text:span text:style-name="T37">Y</text:span><text:span text:style-name="T7">-axis Static Acceleration</text:span></text:h>
      <text:p text:style-name="P12"><text:span text:style-name="T37">The Y-axis static acceleration originates from body roll motion, rotation about the X-axis, body coordinate system. (</text:span><text:span text:style-name="T37"><text:sequence-ref text:reference-format="category-and-value" text:ref-name="refEquation2">Equation 4.4</text:sequence-ref></text:span><text:span text:style-name="T37">)</text:span></text:p>
      <text:p text:style-name="P56"><draw:frame draw:style-name="fr1" draw:name="Object2" text:anchor-type="as-char" svg:width="1.2583in" svg:height="0.2311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8"><text:span text:style-name="T37">Equation </text:span><text:span text:style-name="T37"><text:sequence text:ref-name="refEquation2" text:name="Equation" text:formula="ooow:Equation+1" style:num-format="1">4.4</text:sequence></text:span></text:p>
      <text:p text:style-name="P44">Variables:</text:p>
      <text:p text:style-name="P24"><text:span text:style-name="T37">g = <text:tab/>Static acceleration due to Earth gravity (9.8065 m/s</text:span><text:span text:style-name="T9">2</text:span><text:span text:style-name="T12">).</text:span></text:p>
      <text:p text:style-name="P24"><text:span text:style-name="T29">R</text:span><text:span text:style-name="T32">4</text:span><text:span text:style-name="T12"> = <text:tab/>Amplitude of body motion variable, index 4 (roll motion).</text:span></text:p>
      <text:p text:style-name="P46"><text:span text:style-name="T28">α</text:span><text:span text:style-name="T36">4</text:span><text:span text:style-name="T23"> = <text:tab/></text:span><text:span text:style-name="T24">Phase angle of body motion variable, index 4 (roll motion).</text:span></text:p>
      <text:p text:style-name="P38">underline notation denotes a complex number.</text:p>
      <text:p text:style-name="P62"/>
      <text:h text:style-name="P32" text:outline-level="2"><text:span text:style-name="T37">Z</text:span><text:span text:style-name="T7">-axis Static Acceleration</text:span></text:h>
      <text:p text:style-name="P12"><text:span text:style-name="T37">The Z-axis static acceleration originates from the combination of both body pitch motion, rotation about the Y-axis, and body roll motion, rotation about the X-axis. <text:s/>All motions are in body coordinate system. <text:s/>The following equation shows the minimum vertical component of static acceleration. <text:s/>The maximum is still a value of g (9.8065 m/s</text:span><text:span text:style-name="T9">2</text:span><text:span text:style-name="T12">). <text:s/></text:span><text:span text:style-name="T29">(</text:span><text:span text:style-name="T12"><text:sequence-ref text:reference-format="category-and-value" text:ref-name="refEquation3">Equation 4.5</text:sequence-ref></text:span><text:span text:style-name="T29">)</text:span></text:p>
      <text:p text:style-name="P56"><draw:frame draw:style-name="fr1" draw:name="Object4" text:anchor-type="as-char" svg:width="2.2638in" svg:height="0.2547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DocEquation"><text:span text:style-name="T37">Equation </text:span><text:span text:style-name="T37"><text:sequence text:ref-name="refEquation3" text:name="Equation" text:formula="ooow:Equation+1" style:num-format="1">4.5</text:sequence></text:span></text:p>
      <text:p text:style-name="P44">Variables:</text:p>
      <text:p text:style-name="P24"><text:span text:style-name="T37">g = <text:tab/>Static acceleration due to Earth gravity (9.8065 m/s</text:span><text:span text:style-name="T9">2</text:span><text:span text:style-name="T12">).</text:span></text:p>
      <text:p text:style-name="P24"><text:span text:style-name="T29">R</text:span><text:span text:style-name="T32">5</text:span><text:span text:style-name="T12"> = <text:tab/>Amplitude of body motion variable, index 5 (pitch motion).</text:span></text:p>
      <text:p text:style-name="P48"><text:span text:style-name="T29">R</text:span><text:span text:style-name="T32">4</text:span><text:span text:style-name="T12"> = <text:tab/>Amplitude of body motion variable, index 4 (roll motion).</text:span></text:p>
      <text:p text:style-name="P48"><text:span text:style-name="T28">α</text:span><text:span text:style-name="T36">4</text:span><text:span text:style-name="T23"> = <text:tab/></text:span><text:span text:style-name="T24">Phase angle of body motion variable, index 4 (roll motion).</text:span></text:p>
      <text:p text:style-name="P48"><text:soft-page-break/><text:span text:style-name="T28">α</text:span><text:span text:style-name="T36">5</text:span><text:span text:style-name="T23"> = <text:tab/></text:span><text:span text:style-name="T24">Phase angle of body motion variable, index 5 (pitch motion).</text:span></text:p>
      <text:p text:style-name="P38">underline notation denotes a complex number.</text:p>
      <text:p text:style-name="P21"><text:span text:style-name="T13">Although </text:span><text:span text:style-name="T14">the </text:span><text:span text:style-name="T13">body </text:span><text:span text:style-name="T15">static acceleration</text:span><text:span text:style-name="T13"> </text:span><text:span text:style-name="T14">is based on encounter frequency</text:span><text:span text:style-name="T13">, </text:span><text:span text:style-name="T14">it</text:span><text:span text:style-name="T13"> can still be compared to the global wave frequency. <text:s/>The dependency is a valid comparison. <text:s/></text:span></text:p>
      <text:p text:style-name="P20">But do not extend this concept to the response amplitude operators. <text:s/>The calculation of the RAO depends on the exact encountered wave spectrum and can not be generalized to the global wave frequency.</text:p>
      <text:h text:style-name="P29" text:outline-level="1">Application to Custom Motion Models</text:h>
      <text:p text:style-name="P11">This output assumes a standard six degree of freedom motion model (6DOF). <text:s/>The output will still calculate if not all of the 6DOF variables are included, but that will affect the final solution. <text:s/>And the output can not consider any motion variables that extend beyond rigid body motion (the reserved variables of 1 – 6).</text:p>
      <text:p text:style-name="P13">This output will still work with custom motion models, but it can only access information for motion variables 1 – 6. <text:s/>These outputs are reserved for rigid body motions. <text:s/>If you require <text:span text:style-name="T37">static acceleration information </text:span>that includes the effects of other custom motion variables, this output will not return an accurate solution. <text:s/>Consider developing a custom output.</text:p>
      <text:h text:style-name="P29" text:outline-level="1"><text:bookmark-start text:name="__RefHeading__92_63350455"/>Response Amplitude Operator (RAO)<text:bookmark-end text:name="__RefHeading__92_63350455"/></text:h>
      <text:p text:style-name="P5"><text:span text:style-name="T5">Most of the outputs are presented in two formats: <text:s/>the absolute value, and a response amplitude operator </text:span><text:span text:style-name="T5">(RAO). <text:s/>The RAO gives the relative output for the given input. <text:s/>This can be useful when comparing the performance of the body on a general basis, independent of the given seastate. <text:s/>However, calculation of an RAO is not consistent through the industry or even from one input to the next. <text:s/>Section </text:span><text:span text:style-name="T5"><text:bookmark-ref text:reference-format="number" text:ref-name="__RefHeading__92_63350455">6</text:bookmark-ref></text:span><text:span text:style-name="T5"> addresses this by describing the exact calculation method of the RAO for each output.</text:span></text:p>
      <text:h text:style-name="P33" text:outline-level="2">RAO Calculation</text:h>
      <text:p text:style-name="P5"><text:span text:style-name="T5">The RAO </text:span><text:span text:style-name="T6">calculation is divided into two sections: <text:s/>first the RAO normalization is derived; and then the actual method of RAO application is shown. <text:s/>This may be specific to each RAO.</text:span></text:p>
      <text:h text:style-name="P35" text:outline-level="3">RAO Normalization</text:h>
      <text:p text:style-name="P7"><text:span text:style-name="T38">For all </text:span><text:span text:style-name="T40">static acceleration</text:span><text:span text:style-name="T39"> variables</text:span><text:span text:style-name="T38">, the RAO is normalized based on wave amplitude for the given body encounter spectrum. (</text:span><text:span text:style-name="T38"><text:sequence-ref text:reference-format="category-and-value" text:ref-name="refEquation4">Equation 6.1</text:sequence-ref></text:span><text:span text:style-name="T38">)</text:span></text:p>
      <text:p text:style-name="P60"><text:span text:style-name="T47">The original </text:span><text:span text:style-name="T48">motions</text:span><text:span text:style-name="T47"> were a complex variable, which tracked the magnitude of the response and it phase angle relative to the incident wave. <text:s/>However, RAO's are often used to quickly generalize a set of results and apply them to another situation. <text:s/>In that case, the phase angle of the </text:span><text:span text:style-name="T48">force</text:span><text:span text:style-name="T47"> might not be accurate to the next situation. <text:s/>So only the magnitude of the RAO is reported. <text:s/>This provided a worst case scenario. <text:s/></text:span></text:p>
      <text:p text:style-name="P60"><text:span text:style-name="T47">In reality, the difference in phase angles mean that the maximum motions </text:span><text:span text:style-name="T49">almost </text:span><text:span text:style-name="T47">never occur at that same </text:span><text:soft-page-break/><text:span text:style-name="T47">time. <text:s/>The real </text:span><text:span text:style-name="T48">motion </text:span><text:span text:style-name="T47">will always be </text:span><text:span text:style-name="T49">equal to or </text:span><text:span text:style-name="T47">less than the magnitude reported through the RAO. <text:s/>But the exact quantity can not be accurately reported through application of an RAO. <text:s/>The conservative approach was to only report the magnitude.</text:span></text:p>
      <text:p text:style-name="P14"><draw:frame draw:style-name="fr1" draw:name="Object5" text:anchor-type="as-char" svg:width="1.2035in" svg:height="0.4634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DocEquation"><text:span text:style-name="T40">Equation </text:span><text:span text:style-name="T40"><text:sequence text:ref-name="refEquation4" text:name="Equation" text:formula="ooow:Equation+1" style:num-format="1">6.1</text:sequence></text:span></text:p>
      <text:p text:style-name="P65">Variables:</text:p>
      <text:p text:style-name="DocVariableDef"><text:span text:style-name="T41">ζ</text:span><text:span text:style-name="T33">0b</text:span><text:span text:style-name="T16"> = <text:tab/>Encountered wave amplitude for the body of index b.</text:span></text:p>
      <text:p text:style-name="P41">i = <text:tab/>Index of which static acceleration variable is requested (i = x, y, or z)</text:p>
      <text:p text:style-name="DocVariableDef"><text:span text:style-name="T17">a</text:span><text:span text:style-name="T34">i</text:span><text:span text:style-name="T17"> = <text:tab/>Body static acceleration for index i.</text:span></text:p>
      <text:p text:style-name="P40"><text:span text:style-name="T17">underline notation denotes a complex number.</text:span></text:p>
      <text:h text:style-name="P35" text:outline-level="3">RAO Application</text:h>
      <text:p text:style-name="P57">The RAO can be applied with simply multiplying by the wave amplitude.</text:p>
      <text:p text:style-name="P57"><draw:frame draw:style-name="fr1" draw:name="Object6" text:anchor-type="as-char" svg:width="1.161in" svg:height="0.2126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DocEquation"><text:span text:style-name="T40">Equation </text:span><text:span text:style-name="T40"><text:sequence text:ref-name="refEquation5" text:name="Equation" text:formula="ooow:Equation+1" style:num-format="1">6.2</text:sequence></text:span></text:p>
      <text:p text:style-name="P45">Variables:</text:p>
      <text:p text:style-name="DocVariableDef"><text:span text:style-name="T41">ζ</text:span><text:span text:style-name="T33">0b</text:span><text:span text:style-name="T16"> = <text:tab/>Encountered wave amplitude for the body of index b.</text:span></text:p>
      <text:p text:style-name="DocVariableDef"><text:span text:style-name="T17">RAO(a</text:span><text:span text:style-name="T34">i</text:span><text:span text:style-name="T17">) = <text:tab/>Response amplitude operator to convert from body wave amplitude to body static acceleration, for index i.</text:span></text:p>
      <text:p text:style-name="P41">i = <text:tab/>Index of which static acceleration variable is requested (i = x, y, or z)</text:p>
      <text:p text:style-name="P63"/>
      <text:p text:style-name="P16"><text:span text:style-name="T18">Sometimes, it is more convenient to apply the RAO directly to the wave energy spectrum. <text:s/>There are two wave energy spectra to select from: <text:s/>the body encounter spectrum, and the global wave spectrum. <text:s/></text:span><text:span text:style-name="T18"><text:sequence-ref text:reference-format="category-and-value" text:ref-name="ref0">Error: Reference source not found</text:sequence-ref></text:span><text:span text:style-name="T18"> shows application of the global wave spectrum. <text:s/>This includes </text:span><text:span text:style-name="T19">application of an additional RAO to convert from the global wave spectrum to the body encounter spectrum. <text:s/></text:span><text:span text:style-name="T20">The output from this calculation is the spectral energy density </text:span><text:span text:style-name="T21">for</text:span><text:span text:style-name="T20"> the </text:span><text:span text:style-name="T21">acceleration</text:span><text:span text:style-name="T22"> </text:span><text:span text:style-name="T20">of the local solution.</text:span></text:p>
      <text:p text:style-name="P64"><draw:frame draw:style-name="fr1" draw:name="Object7" text:anchor-type="as-char" svg:width="2.8055in" svg:height="0.2638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DocEquation"><text:span text:style-name="T17">Equation </text:span><text:span text:style-name="T17"><text:sequence text:ref-name="refEquation6" text:name="Equation" text:formula="ooow:Equation+1" style:num-format="1">6.3</text:sequence></text:span></text:p>
      <text:p text:style-name="P41">Variables:</text:p>
      <text:p text:style-name="DocVariableDef"><text:span text:style-name="T17">RAO(a</text:span><text:span text:style-name="T34">i</text:span><text:span text:style-name="T17">) = <text:tab/>Response amplitude operator to convert from body wave amplitude to body static acceleration, for index i.</text:span></text:p>
      <text:p text:style-name="DocVariableDef"><text:span text:style-name="T19"><draw:frame draw:style-name="fr1" draw:name="Object12" text:anchor-type="as-char" svg:width="1.1264in" svg:height="0.2126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9"><text:tab/>RAO to convert from global wave spectrum to body encountered spectrum.</text:span></text:p>
      <text:p text:style-name="DocVariableDef"><text:span text:style-name="T19">S(</text:span><text:span text:style-name="T25">ω</text:span><text:span text:style-name="T35">G</text:span><text:span text:style-name="T19">) = <text:tab/>Global wave spectrum, spectral energy density.</text:span></text:p>
      <text:h text:style-name="P33" text:outline-level="2">RAO Units</text:h>
      <text:p text:style-name="P6">The units of the resulting RAO output can become very confusing, depending on how the RAO gets calculated. <text:s/>This section clarifies by clearly stating the units for each RAO.</text:p>
      <text:p text:style-name="P7"><text:span text:style-name="T40">The units for local static acceleration are s</text:span><text:span text:style-name="T10">-2</text:span><text:span text:style-name="T26">. (</text:span><text:span text:style-name="T26"><text:sequence-ref text:reference-format="category-and-value" text:ref-name="refEquation7">Equation 6.4</text:sequence-ref></text:span><text:span text:style-name="T26">)</text:span></text:p>
      <text:p text:style-name="P15"><draw:frame draw:style-name="fr1" draw:name="Object13" text:anchor-type="as-char" svg:width="2.0354in" svg:height="0.4173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9"><text:span text:style-name="T42">Equation </text:span><text:span text:style-name="T42"><text:sequence text:ref-name="refEquation7" text:name="Equation" text:formula="ooow:Equation+1" style:num-format="1">6.4</text:sequence></text:span></text:p>
      <text:p text:style-name="P23">Variables:</text:p>
      <text:p text:style-name="P25"><text:soft-page-break/>m = <text:tab/>Units of meters (m).</text:p>
      <text:p text:style-name="P42">s = <text:tab/>Units of seconds (s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Garamond2" svg:font-family="Garamond" style:font-adornments="Italic" style:font-family-generic="roman"/>
    <style:font-face style:name="Garamond1" svg:font-family="Garamond" style:font-adornments="Regular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2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margin-top="0in" fo:margin-bottom="0in" style:contextual-spacing="false" fo:line-height="100%" fo:text-align="end" style:justify-single-word="false" style:page-number="auto" fo:background-color="transparent" style:shadow="none">
        <style:tab-stops/>
        <style:background-image/>
      </style:paragraph-properties>
    </style:style>
    <style:style style:name="Doc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paragraph-properties fo:text-align="start" style:justify-single-word="false"/>
      <style:text-properties fo:color="#11471e" style:font-name="Arial Narrow1" fo:font-size="20pt" fo:font-weight="normal"/>
    </style:style>
    <style:style style:name="DocTitle" style:family="paragraph" style:parent-style-name="Title" style:next-style-name="DocSubtitle" style:master-page-name="">
      <style:paragraph-properties fo:text-align="start" style:justify-single-word="false" style:page-number="auto" style:shadow="none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0.5in" fo:margin-right="0in" fo:margin-top="0in" fo:margin-bottom="0in" style:contextual-spacing="false" fo:text-indent="-0.25in" style:auto-text-indent="false">
        <style:tab-stops>
          <style:tab-stop style:position="0.25in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DocNote" style:family="paragraph" style:parent-style-name="DocText" style:next-style-name="DocText" style:master-page-name="">
      <style:paragraph-properties fo:margin="100%" fo:margin-left="0.5in" fo:margin-right="0in" fo:margin-top="0.25in" fo:margin-bottom="0.25in" style:contextual-spacing="false" fo:keep-together="always" fo:text-indent="0in" style:auto-text-indent="false" style:page-number="auto" fo:padding="0.0201in" fo:border-left="2.01pt solid #008000" fo:border-right="none" fo:border-top="none" fo:border-bottom="none" style:shadow="none"/>
    </style:style>
    <style:style style:name="DocWarning" style:family="paragraph" style:parent-style-name="DocNote" style:next-style-name="DocText">
      <style:paragraph-properties fo:background-color="transparent" fo:padding="0.0201in" fo:border-left="2.01pt solid #800000" fo:border-right="none" fo:border-top="none" fo:border-bottom="none">
        <style:background-image/>
      </style:paragraph-properties>
      <style:text-properties fo:font-style="italic"/>
    </style:style>
    <style:style style:name="DocExample" style:family="paragraph" style:parent-style-name="DocText" style:next-style-name="DocText" style:master-page-name="">
      <style:paragraph-properties fo:margin="100%" fo:margin-left="0.25in" fo:margin-right="0in" fo:margin-top="0in" fo:margin-bottom="0in" style:contextual-spacing="false" fo:text-indent="0in" style:auto-text-indent="false" style:page-number="auto" fo:background-color="#e6e6e6" style:shadow="none">
        <style:background-image/>
      </style:paragraph-properties>
    </style:style>
    <style:style style:name="DocCode" style:family="paragraph" style:parent-style-name="DocExample" style:next-style-name="DocText">
      <style:paragraph-properties fo:margin-top="0in" fo:margin-bottom="0in" style:contextual-spacing="false" fo:line-height="100%" fo:padding="0.0201in" fo:border-left="2.01pt solid #000000" fo:border-right="none" fo:border-top="none" fo:border-bottom="none" style:shadow="none"/>
      <style:text-properties style:font-name="Courier New" fo:font-size="10pt"/>
    </style:style>
    <style:style style:name="DocVariableDef" style:family="paragraph" style:parent-style-name="DocText" style:next-style-name="DocText" style:default-outline-level="" style:list-style-name="">
      <style:paragraph-properties fo:margin="100%" fo:margin-left="1.25in" fo:margin-right="0in" fo:margin-top="0in" fo:margin-bottom="0in" style:contextual-spacing="false" fo:text-indent="-1in" style:auto-text-indent="false" fo:background-color="transparent">
        <style:tab-stops>
          <style:tab-stop style:position="1in"/>
          <style:tab-stop style:position="1.5in"/>
          <style:tab-stop style:position="2in"/>
          <style:tab-stop style:position="3in"/>
        </style:tab-stops>
        <style:background-image/>
      </style:paragraph-properties>
      <style:text-properties fo:font-size="9pt"/>
    </style:style>
    <style:style style:name="DocTableText" style:family="paragraph" style:parent-style-name="DocText" style:master-page-name="">
      <style:paragraph-properties fo:margin-top="0in" fo:margin-bottom="0in" style:contextual-spacing="false" fo:line-height="100%" style:page-number="auto"/>
      <style:text-properties style:font-name="Arial" fo:font-size="10.5pt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2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MP3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4" style:family="paragraph" style:parent-style-name="Header">
      <style:paragraph-properties fo:text-align="end" style:justify-single-word="false"/>
      <style:text-properties officeooo:paragraph-rsid="001f597d"/>
    </style:style>
    <style:style style:name="MT1" style:family="text">
      <style:text-properties fo:font-size="10pt" style:font-size-asian="10pt" style:font-size-complex="10pt"/>
    </style:style>
    <style:style style:name="MT2" style:family="text"/>
    <style:style style:name="MT3" style:family="text">
      <style:text-properties officeooo:rsid="001f597d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fo:border-top="2.01pt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2.01pt solid #000000" fo:border-left="none" fo:border-right="none" fo:padding="0.0201in" style:shadow="none" style:dynamic-spacing="false"/>
      </style:header-style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file-name text:display="name-and-extension">T04-0050.0014_body_static_accleration.odt</text:file-name></text:span><text:tab/> <text:a xlink:type="simple" xlink:href="http://www.dmsonline.us/"><text:span text:style-name="MT1">www.dmsonline.us</text:span></text:a><text:tab/>Page <text:page-number text:select-page="current">6</text:page-number></text:p>
      </style:footer>
    </style:master-page>
    <style:master-page style:name="Title_20_Page" style:display-name="Title Page" style:page-layout-name="Mpm2" style:next-style-name="Standard">
      <style:header>
        <text:p text:style-name="MP2">Document Number: <text:s/></text:p>
      </style:header>
      <style:footer>
        <text:p text:style-name="MP3"><text:tab/><text:a xlink:type="simple" xlink:href="http://www.dmsonline.us/">www.dmsonline.us</text:a><text:tab/></text:p>
      </style:footer>
    </style:master-page>
    <style:master-page style:name="First_20_Page" style:display-name="First Page" style:page-layout-name="Mpm3" style:next-style-name="Standard">
      <style:header>
        <text:p text:style-name="MP4"><text:span text:style-name="MT3">Document Number: <text:s/></text:span><text:span text:style-name="MT3"><text:subject>T04-0050.0014</text:subject></text:span></text:p>
      </style:head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4-04-26T18:30:24</meta:creation-date>
    <meta:editing-cycles>7</meta:editing-cycles>
    <meta:editing-duration>PT47M36S</meta:editing-duration>
    <dc:description>Calculation of the body static accleration.  This is the acceleration due to static gravity, taken in the local coordinate system.
</dc:description>
    <dc:subject>T04-0050.0014</dc:subject>
    <dc:title>Body Static Acceleration</dc:title>
    <dc:date>2014-05-06T19:34:17</dc:date>
    <meta:document-statistic meta:table-count="0" meta:image-count="0" meta:object-count="11" meta:page-count="6" meta:paragraph-count="121" meta:word-count="1514" meta:character-count="9427" meta:non-whitespace-character-count="795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i mathvariant="italic">units</mi>
        <mo stretchy="false">=</mo>
        <mrow>
          <mi>m</mi>
          <mo stretchy="false">/</mo>
          <msup>
            <mi>s</mi>
            <mn>2</mn>
          </msup>
        </mrow>
      </mrow>
    </mrow>
    <annotation encoding="StarMath 5.0">units = m / s^2</annotation>
  </semantics>
</math>
</file>

<file path=Object 10/content.xml><?xml version="1.0" encoding="utf-8"?>
<math xmlns="http://www.w3.org/1998/Math/MathML">
  <semantics>
    <mtable>
      <mtr>
        <mtd>
          <mrow>
            <mrow>
              <mi>a</mi>
              <mo stretchy="false">+</mo>
              <mi>i</mi>
            </mrow>
            <mi>b</mi>
          </mrow>
        </mtd>
      </mtr>
      <mtr>
        <mtd>
          <mrow/>
        </mtd>
      </mtr>
      <mtr>
        <mtd>
          <mrow>
            <mrow>
              <mi>R</mi>
              <mo stretchy="false">=</mo>
              <msqrt>
                <mrow>
                  <mrow>
                    <msup>
                      <mi>a</mi>
                      <mn>2</mn>
                    </msup>
                    <mo stretchy="false">+</mo>
                    <msup>
                      <mi>b</mi>
                      <mn>2</mn>
                    </msup>
                  </mrow>
                </mrow>
              </msqrt>
            </mrow>
          </mrow>
        </mtd>
      </mtr>
    </mtable>
    <annotation encoding="StarMath 5.0">a + i b
newline
newline

R = sqrt { a^2 + b^2}</annotation>
  </semantics>
</math>
</file>

<file path=Object 11/content.xml><?xml version="1.0" encoding="utf-8"?>
<math xmlns="http://www.w3.org/1998/Math/MathML">
  <semantics>
    <mrow>
      <mrow>
        <mo stretchy="false">α</mo>
        <mo stretchy="false">=</mo>
        <mi mathvariant="italic">atan</mi>
      </mrow>
      <mfenced open="(" close=")">
        <mrow>
          <mfrac>
            <mi>b</mi>
            <mi>a</mi>
          </mfrac>
        </mrow>
      </mfenced>
    </mrow>
    <annotation encoding="StarMath 5.0">%alpha = atan left ( b over a right )</annotation>
  </semantics>
</math>
</file>

<file path=Object 2/content.xml><?xml version="1.0" encoding="utf-8"?>
<math xmlns="http://www.w3.org/1998/Math/MathML">
  <semantics>
    <mrow>
      <mrow>
        <munder accentunder="true">
          <msub>
            <mi>a</mi>
            <mi>y</mi>
          </msub>
          <mo>̲</mo>
        </munder>
        <mo stretchy="false">=</mo>
        <mi>g</mi>
      </mrow>
      <mi>sin</mi>
      <mrow>
        <mfenced open="(" close=")">
          <mrow>
            <msub>
              <mi>R</mi>
              <mn>4</mn>
            </msub>
          </mrow>
        </mfenced>
        <mo stretchy="false">&lt;</mo>
        <msub>
          <mo stretchy="false">α</mo>
          <mn>4</mn>
        </msub>
      </mrow>
    </mrow>
    <annotation encoding="StarMath 5.0">underline a_y = g sin left ( R_4 right ) &lt; %alpha_4</annotation>
  </semantics>
</math>
</file>

<file path=Object 3/content.xml><?xml version="1.0" encoding="utf-8"?>
<math xmlns="http://www.w3.org/1998/Math/MathML">
  <semantics>
    <mrow>
      <mrow>
        <munder accentunder="true">
          <msub>
            <mi>a</mi>
            <mi>x</mi>
          </msub>
          <mo>̲</mo>
        </munder>
        <mo stretchy="false">=</mo>
        <mi>g</mi>
      </mrow>
      <mi>sin</mi>
      <mrow>
        <mfenced open="(" close=")">
          <mrow>
            <msub>
              <mi>R</mi>
              <mn>5</mn>
            </msub>
          </mrow>
        </mfenced>
        <mo stretchy="false">&lt;</mo>
        <msub>
          <mo stretchy="false">α</mo>
          <mn>5</mn>
        </msub>
      </mrow>
    </mrow>
    <annotation encoding="StarMath 5.0">underline a_x = g sin left ( R_5 right ) &lt; %alpha_5</annotation>
  </semantics>
</math>
</file>

<file path=Object 4/content.xml><?xml version="1.0" encoding="utf-8"?>
<math xmlns="http://www.w3.org/1998/Math/MathML">
  <semantics>
    <mrow>
      <mrow>
        <munder accentunder="true">
          <msub>
            <mi>a</mi>
            <mi>z</mi>
          </msub>
          <mo>̲</mo>
        </munder>
        <mo stretchy="false">=</mo>
        <mi>g</mi>
      </mrow>
      <mrow>
        <mfenced open="[" close="]">
          <mrow>
            <mi>cos</mi>
            <mrow>
              <mfenced open="(" close=")">
                <mrow>
                  <msub>
                    <mi>R</mi>
                    <mn>5</mn>
                  </msub>
                </mrow>
              </mfenced>
              <mo stretchy="false">⋅</mo>
              <mi>cos</mi>
            </mrow>
            <mfenced open="(" close=")">
              <mrow>
                <msub>
                  <mi>R</mi>
                  <mn>4</mn>
                </msub>
              </mrow>
            </mfenced>
          </mrow>
        </mfenced>
        <mo stretchy="false">&lt;</mo>
        <mfenced open="(" close=")">
          <mrow>
            <mrow>
              <msub>
                <mo stretchy="false">α</mo>
                <mn>5</mn>
              </msub>
              <mo stretchy="false">+</mo>
              <msub>
                <mo stretchy="false">α</mo>
                <mn>4</mn>
              </msub>
            </mrow>
          </mrow>
        </mfenced>
      </mrow>
    </mrow>
    <annotation encoding="StarMath 5.0">underline a_z = g left [ cos left ( R_5 right ) cdot cos left ( R_4 right ) right ] &lt; left ( %alpha_5 + %alpha_4 right )</annotation>
  </semantics>
</math>
</file>

<file path=Object 5/content.xml><?xml version="1.0" encoding="utf-8"?>
<math xmlns="http://www.w3.org/1998/Math/MathML">
  <semantics>
    <mrow>
      <mi mathvariant="italic">RAO</mi>
      <mrow>
        <mrow>
          <mo stretchy="false">(</mo>
          <mrow>
            <msub>
              <mi>a</mi>
              <mi>i</mi>
            </msub>
          </mrow>
          <mo stretchy="false">)</mo>
        </mrow>
        <mo stretchy="false">=</mo>
        <mfenced open="∥" close="∥">
          <mrow>
            <mfrac>
              <munder accentunder="true">
                <msub>
                  <mi>a</mi>
                  <mi>i</mi>
                </msub>
                <mo>̲</mo>
              </munder>
              <msub>
                <mo stretchy="false">ζ</mo>
                <mn>0b</mn>
              </msub>
            </mfrac>
          </mrow>
        </mfenced>
      </mrow>
    </mrow>
    <annotation encoding="StarMath 5.0">RAO(a_i) = left ldline underline a_i over %zeta_0b right ldline</annotation>
  </semantics>
</math>
</file>

<file path=Object 6/content.xml><?xml version="1.0" encoding="utf-8"?>
<math xmlns="http://www.w3.org/1998/Math/MathML">
  <semantics>
    <mrow>
      <mrow>
        <msub>
          <mi>a</mi>
          <mi>i</mi>
        </msub>
        <mo stretchy="false">=</mo>
        <mi mathvariant="italic">RAO</mi>
      </mrow>
      <mrow>
        <mo stretchy="false">(</mo>
        <mrow>
          <msub>
            <mi>a</mi>
            <mi>i</mi>
          </msub>
        </mrow>
        <mo stretchy="false">)</mo>
      </mrow>
      <msub>
        <mo stretchy="false">ζ</mo>
        <mn>0b</mn>
      </msub>
    </mrow>
    <annotation encoding="StarMath 5.0">a_i = RAO(a_i) %zeta_0b</annotation>
  </semantics>
</math>
</file>

<file path=Object 7/content.xml><?xml version="1.0" encoding="utf-8"?>
<math xmlns="http://www.w3.org/1998/Math/MathML">
  <semantics>
    <mrow>
      <mi mathvariant="italic">RAO</mi>
      <mrow>
        <mrow>
          <mo stretchy="false">(</mo>
          <mrow>
            <mi>S</mi>
            <mrow>
              <mo stretchy="false">(</mo>
              <mrow>
                <msub>
                  <mo stretchy="false">ω</mo>
                  <mi>G</mi>
                </msub>
              </mrow>
              <mo stretchy="false">)</mo>
            </mrow>
          </mrow>
          <mo stretchy="false">)</mo>
        </mrow>
        <mo stretchy="false">=</mo>
        <mi/>
      </mrow>
    </mrow>
    <annotation encoding="StarMath 5.0">RAO(S(%omega_G)) = ~</annotation>
  </semantics>
</math>
</file>

<file path=Object 8/content.xml><?xml version="1.0" encoding="utf-8"?>
<math xmlns="http://www.w3.org/1998/Math/MathML">
  <semantics>
    <mrow>
      <mi>S</mi>
      <mrow>
        <mfenced open="(" close=")">
          <mrow>
            <msub>
              <mi>a</mi>
              <mi>i</mi>
            </msub>
          </mrow>
        </mfenced>
        <mo stretchy="false">=</mo>
        <mrow>
          <msup>
            <mfenced open="(" close=")">
              <mrow>
                <mi mathvariant="italic">RAO</mi>
                <mrow>
                  <mo stretchy="false">(</mo>
                  <mrow>
                    <msub>
                      <mi>a</mi>
                      <mi>i</mi>
                    </msub>
                  </mrow>
                  <mo stretchy="false">)</mo>
                </mrow>
              </mrow>
            </mfenced>
            <mn>2</mn>
          </msup>
          <mo stretchy="false">⋅</mo>
          <mfenced open="[" close="]">
            <mrow>
              <mi mathvariant="italic">RAO</mi>
              <mrow>
                <mfenced open="(" close=")">
                  <mrow>
                    <mi>S</mi>
                    <mrow>
                      <mo stretchy="false">(</mo>
                      <mrow>
                        <msub>
                          <mo stretchy="false">ω</mo>
                          <mi>G</mi>
                        </msub>
                      </mrow>
                      <mo stretchy="false">)</mo>
                    </mrow>
                  </mrow>
                </mfenced>
                <mo stretchy="false">⋅</mo>
                <mi>S</mi>
              </mrow>
              <mrow>
                <mo stretchy="false">(</mo>
                <mrow>
                  <msub>
                    <mo stretchy="false">ω</mo>
                    <mi>G</mi>
                  </msub>
                </mrow>
                <mo stretchy="false">)</mo>
              </mrow>
            </mrow>
          </mfenced>
        </mrow>
      </mrow>
    </mrow>
    <annotation encoding="StarMath 5.0">S left ( a_i right ) = left ( RAO(a_i) right )^2 cdot left [ RAO left ( S ( %omega_G) right ) cdot S(%omega_G) right ]</annotation>
  </semantics>
</math>
</file>

<file path=Object 9/content.xml><?xml version="1.0" encoding="utf-8"?>
<math xmlns="http://www.w3.org/1998/Math/MathML">
  <semantics>
    <mrow>
      <mrow>
        <mrow>
          <mrow>
            <msub>
              <mfenced open="[" close="]">
                <mrow>
                  <mi mathvariant="italic">RAO</mi>
                  <mfenced open="(" close=")">
                    <mrow>
                      <msub>
                        <mi>a</mi>
                        <mi>i</mi>
                      </msub>
                    </mrow>
                  </mfenced>
                </mrow>
              </mfenced>
              <mi mathvariant="italic">units</mi>
            </msub>
            <mo stretchy="false">=</mo>
            <mfrac>
              <mi>m</mi>
              <mrow>
                <mi>m</mi>
                <msup>
                  <mi>s</mi>
                  <mn>2</mn>
                </msup>
              </mrow>
            </mfrac>
          </mrow>
          <mo stretchy="false">=</mo>
          <mfrac>
            <mn>1</mn>
            <msup>
              <mi>s</mi>
              <mn>2</mn>
            </msup>
          </mfrac>
        </mrow>
        <mo stretchy="false">=</mo>
        <msup>
          <mi>s</mi>
          <mrow>
            <mo stretchy="false">−</mo>
            <mn>2</mn>
          </mrow>
        </msup>
      </mrow>
    </mrow>
    <annotation encoding="StarMath 5.0">left [ RAO left ( a_i right ) right ]_units = m over {m s^2} = 1 over s^2 = s^-2</annotation>
  </semantics>
</math>
</file>